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Hub</text:p>
      <text:p text:style-name="P3"/>
      <text:list xml:id="list1204907441684740934" text:style-name="L1">
        <text:list-item>
          <text:p text:style-name="P5"><text:span text:style-name="T1">git init “enlace de la repo”</text:span> (Inicia el repositorio)</text:p>
        </text:list-item>
        <text:list-item>
          <text:p text:style-name="P5"><text:span text:style-name="T1">git clone “Dirección del repositorio git”</text:span> (Te descarga el proyecto)</text:p>
        </text:list-item>
        <text:list-item>
          <text:p text:style-name="P5"><text:span text:style-name="T1">git pull</text:span> (Descarga los cambios que estén subidos a git)</text:p>
        </text:list-item>
        <text:list-item>
          <text:p text:style-name="P5"><text:span text:style-name="T1">git branch “Nombre de la rama”</text:span> (Crea una ramificación del proyecto)</text:p>
        </text:list-item>
        <text:list-item>
          <text:p text:style-name="P5"><text:span text:style-name="T1">git checkout “Nombre de la rama”</text:span> (Te mueve a esa rama del proyecto)</text:p>
        </text:list-item>
        <text:list-item>
          <text:p text:style-name="P5"><text:span text:style-name="T1">git add “Nombre del archivo” o “.” (para todos los archivos)</text:span>(Añade el archivo al repositorio que vas a subir)</text:p>
        </text:list-item>
        <text:list-item>
          <text:p text:style-name="P5"><text:span text:style-name="T1">git commit -m “Mensaje a introducir”</text:span> (Prepara el paquete para subir a git)</text:p>
        </text:list-item>
        <text:list-item>
          <text:p text:style-name="P5"><text:span text:style-name="T1">git push</text:span> (Sube el archivo a git)</text:p>
        </text:list-item>
      </text:list>
      <text:p text:style-name="P1"/>
      <text:p text:style-name="P1">Como recordatorio, siempre tienes que estar dentro de la carpeta dónde esta tu proyecto git para poder hacer todos estos cambios.</text:p>
      <text:p text:style-name="P1"/>
      <text:list xml:id="list6366533678137673423" text:style-name="L2">
        <text:list-item>
          <text:p text:style-name="P6"><text:span text:style-name="T2">Touch te genera un archivo</text:span></text:p>
        </text:list-item>
        <text:list-item>
          <text:p text:style-name="P6"><text:span text:style-name="T2">git status (te enseña lo que estas con modificaciones etc)</text:span></text:p>
        </text:list-item>
        <text:list-item>
          <text:p text:style-name="P6"><text:span text:style-name="T2">git log</text:span></text:p>
        </text:list-item>
        <text:list-item>
          <text:p text:style-name="P6"><text:span text:style-name="T2">git log --oneline 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primer push de ramas o principal: git push -u origin “nombre de la rama que quieres que este online”</text:span></text:p>
      <text:p text:style-name="Standard"><text:span text:style-name="T2"/></text:p>
      <text:p text:style-name="Standard"><text:span text:style-name="T2">Tienes que setear el upstream</text:span></text:p>
      <text:p text:style-name="Standard"><text:span text:style-name="T2"/></text:p>
      <text:p text:style-name="Standard"><text:span text:style-name="T2">git push – u origin= git push –set-upstream origin</text:span></text:p>
      <text:p text:style-name="Standard"><text:span text:style-name="T2"/></text:p>
      <text:p text:style-name="Standard"><text:span text:style-name="T2">git merge “nombre de lo que quieres juntar”</text:span></text:p>
      <text:p text:style-name="Standard"><text:span text:style-name="T2"/></text:p>
      <text:p text:style-name="Standard"><text:span text:style-name="T2">git commit -a (para guardar los archivos despues de un conflicto)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1-23T20:08:41.58</meta:creation-date>
    <dc:date>2020-11-28T16:05:59.19</dc:date>
    <dc:creator>Carlos Guillermo Valenzuela García</dc:creator>
    <meta:editing-duration>PT1H16M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9" meta:word-count="200" meta:character-count="1067"/>
  </office:meta>
</office:document-meta>
</file>